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Heading_20_1">
      <style:text-properties fo:font-size="11pt" style:font-size-asian="11pt" style:font-size-complex="11pt"/>
    </style:style>
    <style:style style:name="P3" style:family="paragraph" style:parent-style-name="Heading_20_1" style:list-style-name="">
      <style:text-properties fo:font-size="11pt" fo:font-style="italic" style:font-size-asian="11pt" style:font-style-asian="italic" style:font-size-complex="11pt" style:font-style-complex="italic"/>
    </style:style>
    <style:style style:name="P4" style:family="paragraph" style:parent-style-name="Heading_20_1">
      <style:paragraph-properties fo:break-before="page"/>
      <style:text-properties fo:font-size="11pt" style:font-size-asian="11pt" style:font-size-complex="11pt"/>
    </style:style>
    <style:style style:name="P5" style:family="paragraph" style:parent-style-name="Standard">
      <style:text-properties officeooo:rsid="0007090b" officeooo:paragraph-rsid="0007090b"/>
    </style:style>
    <style:style style:name="P6" style:family="paragraph" style:parent-style-name="Text_20_body">
      <style:text-properties officeooo:rsid="0007e5eb" officeooo:paragraph-rsid="0007e5eb"/>
    </style:style>
    <style:style style:name="P7" style:family="paragraph" style:parent-style-name="Text_20_body">
      <style:text-properties officeooo:rsid="0007f65d" officeooo:paragraph-rsid="0007f65d"/>
    </style:style>
    <style:style style:name="T1" style:family="text">
      <style:text-properties fo:font-size="11pt" style:font-size-asian="11pt" style:font-size-complex="11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orce Updater – Konzept Aufbau</text:p>
      <text:p text:style-name="P5"/>
      <text:p text:style-name="P5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"><text:a xlink:type="simple" xlink:href="#__RefHeading___Toc227_1517018792" text:style-name="Index_20_Link" text:visited-style-name="Index_20_Link">IP(s) angeben + Benutzerdaten<text:tab/>2</text:a></text:p>
          <text:p text:style-name="P1"><text:a xlink:type="simple" xlink:href="#__RefHeading___Toc229_1517018792" text:style-name="Index_20_Link" text:visited-style-name="Index_20_Link">Validierungsprüfung der Benutzerdaten durchführen<text:tab/>2</text:a></text:p>
          <text:p text:style-name="P1"><text:a xlink:type="simple" xlink:href="#__RefHeading___Toc231_1517018792" text:style-name="Index_20_Link" text:visited-style-name="Index_20_Link">Livelearn list aller Ip’s durchführen<text:tab/>2</text:a></text:p>
          <text:p text:style-name="P1"><text:a xlink:type="simple" xlink:href="#__RefHeading___Toc233_1517018792" text:style-name="Index_20_Link" text:visited-style-name="Index_20_Link">Alle Gerätetypen einlesen &amp; gefundene Geräte zählen<text:tab/>2</text:a></text:p>
          <text:p text:style-name="P1"><text:a xlink:type="simple" xlink:href="#__RefHeading___Toc235_1517018792" text:style-name="Index_20_Link" text:visited-style-name="Index_20_Link">gefundene Gerätetypen auflisten &amp; Anzahl der gefundenen Geräte anzeigen<text:tab/>2</text:a></text:p>
          <text:p text:style-name="P1"><text:a xlink:type="simple" xlink:href="#__RefHeading___Toc237_1517018792" text:style-name="Index_20_Link" text:visited-style-name="Index_20_Link">Gerätetyp auswählen<text:tab/>2</text:a></text:p>
          <text:p text:style-name="P1"><text:a xlink:type="simple" xlink:href="#__RefHeading___Toc239_1517018792" text:style-name="Index_20_Link" text:visited-style-name="Index_20_Link">Start „Force Update“<text:tab/>2</text:a></text:p>
          <text:p text:style-name="P1"><text:a xlink:type="simple" xlink:href="#__RefHeading___Toc241_1517018792" text:style-name="Index_20_Link" text:visited-style-name="Index_20_Link">Onlinestatus der Ms überrüfen<text:tab/>2</text:a></text:p>
        </text:index-body>
      </text:table-of-content>
      <text:h text:style-name="P3" text:outline-level="1"/>
      <text:h text:style-name="P4" text:outline-level="1"><text:bookmark-start text:name="__RefHeading___Toc227_1517018792"/>IP(s) angeben + Benutzerdaten<text:bookmark-end text:name="__RefHeading___Toc227_1517018792"/></text:h>
      <text:p text:style-name="P6"><text:span text:style-name="T1">Textinput mit Angabe der Ip(’s) (oder Hostnames) → (Feature: Speichern in Db)</text:span></text:p>
      <text:p text:style-name="P6"><text:span text:style-name="T1">Textinput mit Angabe der Benutzerdaten (Bn + Pw[Platzhalter]) → (Feature: Speichern in Db bzw in Browser)</text:span></text:p>
      <text:h text:style-name="Heading_20_1" text:outline-level="1"><text:bookmark-start text:name="__RefHeading___Toc229_1517018792"/><text:span text:style-name="T1">Validierungsprüfung der Benutzerdaten durchführen</text:span><text:bookmark-end text:name="__RefHeading___Toc229_1517018792"/></text:h>
      <text:p text:style-name="P7"><text:span text:style-name="T1">Button mit Connect führt einen Ws aus, welcher zuerst Pings der einlenen Ip’s durchführt &amp; danach einen weiteren Ws zum überprüfen der Benutzerdaten auf allen <text:s/>Ip(’s) bzw Hostnames überprüft</text:span></text:p>
      <text:h text:style-name="P2" text:outline-level="1"><text:bookmark-start text:name="__RefHeading___Toc231_1517018792"/>Livelearn list aller Ip’s durchführen<text:bookmark-end text:name="__RefHeading___Toc231_1517018792"/></text:h>
      <text:p text:style-name="P7"><text:span text:style-name="T1">Danach wird Livelearn list auf allen Ms ausgeführt</text:span></text:p>
      <text:h text:style-name="P2" text:outline-level="1"><text:bookmark-start text:name="__RefHeading___Toc233_1517018792"/>Alle Gerätetypen einlesen &amp; gefundene Geräte zählen<text:bookmark-end text:name="__RefHeading___Toc233_1517018792"/></text:h>
      <text:h text:style-name="P2" text:outline-level="1"><text:bookmark-start text:name="__RefHeading___Toc235_1517018792"/>gefundene Gerätetypen auflisten &amp; Anzahl der gefundenen Geräte anzeigen<text:bookmark-end text:name="__RefHeading___Toc235_1517018792"/></text:h>
      <text:h text:style-name="P2" text:outline-level="1"><text:bookmark-start text:name="__RefHeading___Toc237_1517018792"/>Gerätetyp auswählen<text:bookmark-end text:name="__RefHeading___Toc237_1517018792"/></text:h>
      <text:h text:style-name="P2" text:outline-level="1"><text:bookmark-start text:name="__RefHeading___Toc239_1517018792"/>Start „Force Update“<text:bookmark-end text:name="__RefHeading___Toc239_1517018792"/></text:h>
      <text:h text:style-name="P2" text:outline-level="1"><text:bookmark-start text:name="__RefHeading___Toc241_1517018792"/>Onlinestatus der Ms überrüfen<text:bookmark-end text:name="__RefHeading___Toc241_1517018792"/></text:h>
      <text:h text:style-name="P2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0T15:21:59.902000000</meta:creation-date>
    <dc:date>2021-11-20T15:35:55.071000000</dc:date>
    <meta:editing-duration>PT13M54S</meta:editing-duration>
    <meta:editing-cycles>3</meta:editing-cycles>
    <meta:generator>LibreOffice/7.1.4.2$Windows_X86_64 LibreOffice_project/a529a4fab45b75fefc5b6226684193eb000654f6</meta:generator>
    <meta:document-statistic meta:table-count="0" meta:image-count="0" meta:object-count="0" meta:page-count="2" meta:paragraph-count="22" meta:word-count="154" meta:character-count="1096" meta:non-whitespace-character-count="962"/>
  </office:meta>
</office:document-meta>
</file>